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87363" officeooo:paragraph-rsid="00187363" style:font-size-asian="12.25pt" style:font-size-complex="14pt"/>
    </style:style>
    <style:style style:name="P2" style:family="paragraph" style:parent-style-name="Standard" style:list-style-name="L4">
      <style:paragraph-properties fo:text-align="center" style:justify-single-word="false"/>
      <style:text-properties fo:font-size="14pt" officeooo:rsid="00187363" officeooo:paragraph-rsid="00187363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87363" officeooo:paragraph-rsid="00187363" style:font-size-asian="12.25pt" style:font-size-complex="14pt"/>
    </style:style>
    <style:style style:name="P4" style:family="paragraph" style:parent-style-name="Standard" style:list-style-name="L4">
      <style:paragraph-properties fo:text-align="justify" style:justify-single-word="false"/>
      <style:text-properties fo:font-size="14pt" officeooo:rsid="00187363" officeooo:paragraph-rsid="00187363" style:font-size-asian="12.25pt" style:font-size-complex="14pt"/>
    </style:style>
    <style:style style:name="P5" style:family="paragraph" style:parent-style-name="Standard" style:list-style-name="L2">
      <style:paragraph-properties fo:text-align="justify" style:justify-single-word="false"/>
      <style:text-properties fo:font-size="14pt" officeooo:rsid="00199827" officeooo:paragraph-rsid="00199827" style:font-size-asian="12.25pt" style:font-size-complex="14pt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4pt" officeooo:rsid="00199827" officeooo:paragraph-rsid="00199827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99827" officeooo:paragraph-rsid="00199827" style:font-size-asian="12.25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187363" officeooo:paragraph-rsid="00187363" style:font-size-asian="12.25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199827" officeooo:paragraph-rsid="00199827" style:font-size-asian="12.25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1a6c71" officeooo:paragraph-rsid="001a6c71" style:font-size-asian="12.25pt" style:font-size-complex="14pt"/>
    </style:style>
    <style:style style:name="T1" style:family="text">
      <style:text-properties style:font-name="Nimbus Roman No9 L1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officeooo:rsid="001873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</text:p>
      <text:list xml:id="list7841854260671680737" text:style-name="L4">
        <text:list-header>
          <text:p text:style-name="P2"/>
        </text:list-header>
        <text:list-item>
          <text:p text:style-name="P4">Completați urmatoarele propoziții cu formele potrivite ale verbului <text:span text:style-name="T1">ê</text:span><text:span text:style-name="T2">tre la indicativ prezent:</text:span></text:p>
        </text:list-item>
      </text:list>
      <text:p text:style-name="P3"><text:span text:style-name="T2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Vous _____ en classe. Je ____ en classe. Tu ____ un <text:span text:style-name="T1">é</text:span>l<text:span text:style-name="T1">è</text:span>ve ordonn<text:span text:style-name="T1">é. Le professeur _____ devant le tableau noir. <text:s/>Le chaire ____ sur l’estrade.</text:span></text:p>
          </table:table-cell>
        </table:table-row>
      </table:table>
      <text:list xml:id="list8894781665142653211" text:style-name="L2">
        <text:list-header>
          <text:p text:style-name="P5"><text:span text:style-name="T3"/></text:p>
        </text:list-header>
      </text:list>
      <text:list xml:id="list3636790813573698355" text:style-name="L3">
        <text:list-item>
          <text:p text:style-name="P6"><text:span text:style-name="T2">Lisez et prononcez correcttement:</text:span></text:p>
          <text:p text:style-name="P6"><text:span text:style-name="T2"/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9">Je suis citoyen roumain.</text:p>
          </table:table-cell>
        </table:table-row>
        <table:table-row>
          <table:table-cell table:style-name="Table2.A2" office:value-type="string">
            <text:p text:style-name="P9">Mon village est travers<text:span text:style-name="T1">é</text:span><text:span text:style-name="T2"> par un rivi</text:span><text:span text:style-name="T1">è</text:span><text:span text:style-name="T2">re.</text:span></text:p>
          </table:table-cell>
        </table:table-row>
        <table:table-row>
          <table:table-cell table:style-name="Table2.A2" office:value-type="string">
            <text:p text:style-name="P9">L’<text:span text:style-name="T1">é</text:span>dification de cette station est une r<text:span text:style-name="T1">é</text:span><text:span text:style-name="T2">alisation.</text:span></text:p>
          </table:table-cell>
        </table:table-row>
        <table:table-row>
          <table:table-cell table:style-name="Table2.A2" office:value-type="string">
            <text:p text:style-name="P9">Fais attention <text:span text:style-name="T1">à</text:span><text:span text:style-name="T2"> cette addition.</text:span></text:p>
          </table:table-cell>
        </table:table-row>
        <table:table-row>
          <table:table-cell table:style-name="Table2.A2" office:value-type="string">
            <text:p text:style-name="P9">Voici des provisions pour notre excursion.</text:p>
          </table:table-cell>
        </table:table-row>
        <table:table-row>
          <table:table-cell table:style-name="Table2.A2" office:value-type="string">
            <text:p text:style-name="P9">Combien de livres y a-t-il sur ce pupitre?</text:p>
          </table:table-cell>
        </table:table-row>
        <table:table-row>
          <table:table-cell table:style-name="Table2.A2" office:value-type="string">
            <text:p text:style-name="P10">Le fer, le lignite sont des richesses du sous-sol.</text:p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2</meta:editing-cycles>
    <meta:editing-duration>PT1M31S</meta:editing-duration>
    <dc:date>2017-10-28T16:37:11.143407771</dc:date>
    <meta:document-statistic meta:table-count="2" meta:image-count="0" meta:object-count="0" meta:page-count="1" meta:paragraph-count="13" meta:word-count="92" meta:character-count="562" meta:non-whitespace-character-count="484"/>
    <meta:user-defined meta:name="Info 1"/>
    <meta:user-defined meta:name="Info 2"/>
    <meta:user-defined meta:name="Info 3"/>
    <meta:user-defined meta:name="Info 4"/>
  </office:meta>
</office:document-meta>
</file>